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Velocità(km/sec)</text:p>
          </table:table-cell>
          <table:table-cell table:style-name="ce9" office:value-type="string" calcext:value-type="string">
            <text:p>Ossigeno(litri/h)</text:p>
          </table:table-cell>
          <table:table-cell table:number-columns-repeated="102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float" office:value="20.5" calcext:value-type="float">
            <text:p>20,5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float" office:value="21.5" calcext:value-type="float">
            <text:p>21,5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float" office:value="23.5" calcext:value-type="float">
            <text:p>23,5</text:p>
          </table:table-cell>
          <table:table-cell table:number-columns-repeated="1022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Pearson</text:p>
          </table:table-cell>
          <table:table-cell table:style-name="ce12" table:formula="of:=PEARSON([.A4:.A12];[.B4:.B12])" office:value-type="float" office:value="0.985353736388919" calcext:value-type="float">
            <text:p>0,985353736388919</text:p>
          </table:table-cell>
          <table:table-cell/>
          <table:table-cell table:style-name="ce16" office:value-type="string" calcext:value-type="string" table:number-columns-spanned="11" table:number-rows-spanned="1">
            <text:p>Il valore assoluto del coeff. di Pearson è vicino ad uno per cui possiamo affermare che i valori sono vicini alla retta di regressione.</text:p>
          </table:table-cell>
          <table:covered-table-cell table:number-columns-repeated="9" table:style-name="ce18"/>
          <table:covered-table-cell/>
          <table:table-cell table:number-columns-repeated="1010"/>
        </table:table-row>
        <table:table-row table:style-name="ro2">
          <table:table-cell table:style-name="ce6" office:value-type="string" calcext:value-type="string">
            <text:p>Covarianza</text:p>
          </table:table-cell>
          <table:table-cell table:style-name="ce11" table:formula="of:=COVAR([.A4:.A12];[.B4:.B12])" office:value-type="float" office:value="4.11111111111111" calcext:value-type="float">
            <text:p>4,11111111111111</text:p>
          </table:table-cell>
          <table:table-cell/>
          <table:table-cell table:style-name="ce17" office:value-type="string" calcext:value-type="string" table:number-columns-spanned="7" table:number-rows-spanned="1">
            <text:p>Inoltre essendo maggiore di zero possiamo affermare che la retta è ascendente.</text:p>
          </table:table-cell>
          <table:covered-table-cell table:style-name="ce17"/>
          <table:covered-table-cell table:number-columns-repeated="5" table:style-name="ce18"/>
          <table:table-cell table:style-name="ce18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16" office:value-type="string" calcext:value-type="string" table:number-columns-spanned="8" table:number-rows-spanned="1">
            <text:p>La covarianza è maggiore di zero per cui possiamo affermare che i dati sono correlati positivamente.</text:p>
          </table:table-cell>
          <table:covered-table-cell table:number-columns-repeated="7" table:style-name="ce18"/>
          <table:table-cell table:style-name="ce18" table:number-columns-repeated="2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Retta di regressione</text:p>
          </table:table-cell>
          <table:table-cell table:style-name="ce13" office:value-type="string" calcext:value-type="string">
            <text:p>m</text:p>
          </table:table-cell>
          <table:table-cell table:style-name="ce9"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14" table:formula="of:=SLOPE([.B4:.B12];[.A4:.A12])" office:value-type="float" office:value="0.616666666666667" calcext:value-type="float">
            <text:p>0,616666666666667</text:p>
          </table:table-cell>
          <table:table-cell table:style-name="ce11" table:formula="of:=INTERCEPT([.B4:.B12];[.A4:.A12])" office:value-type="float" office:value="19.3666666666667" calcext:value-type="float">
            <text:p>19,366666666666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tima(22,5l/h)</text:p>
          </table:table-cell>
          <table:table-cell table:style-name="ce15" table:formula="of:=TREND([.B4:.B12];[.A4:.A12];22.5)" office:value-type="float" office:value="33.2416666666667" calcext:value-type="float">
            <text:p>33,2416666666667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12" office:value-type="float" office:value="4.35" calcext:value-type="float">
            <text:p>4,35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ev.Stand.</text:p>
          </table:table-cell>
          <table:table-cell table:style-name="ce11" office:value-type="float" office:value="0.59" calcext:value-type="float">
            <text:p>0,5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ist. Normale</text:p>
          </table:table-cell>
          <table:table-cell table:style-name="ce14" table:formula="of:=COM.MICROSOFT.NORM.DIST([.B32]; [.B29]; [.B30];1)" office:value-type="float" office:value="0.276516851358641" calcext:value-type="float">
            <text:p>0,276516851358641</text:p>
          </table:table-cell>
          <table:table-cell table:style-name="ce14" table:formula="of:=COM.MICROSOFT.NORM.DIST([.C32];[.B29];[.B30];1)" office:value-type="float" office:value="0.86470283586122" calcext:value-type="float">
            <text:p>0,86470283586122</text:p>
          </table:table-cell>
          <table:table-cell table:style-name="ce11" table:formula="of:=COM.MICROSOFT.NORM.DIST([.D32];[.B29];[.B30];1)" office:value-type="float" office:value="0.974361394743234" calcext:value-type="float">
            <text:p>0,97436139474323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/>
          <table:table-cell table:style-name="ce13" office:value-type="string" calcext:value-type="string">
            <text:p>4&lt;x5</text:p>
          </table:table-cell>
          <table:table-cell table:style-name="ce9" office:value-type="string" calcext:value-type="string">
            <text:p>&gt;5,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robabilità</text:p>
          </table:table-cell>
          <table:table-cell table:style-name="ce14" table:formula="of:=[.C33]-[.B33]" office:value-type="float" office:value="0.588185984502579" calcext:value-type="float">
            <text:p>0,588185984502579</text:p>
          </table:table-cell>
          <table:table-cell table:style-name="ce11" table:formula="of:=1-[.D33]" office:value-type="float" office:value="0.0256386052567664" calcext:value-type="float">
            <text:p>0,025638605256767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8:14:02.464829751</meta:creation-date>
    <dc:date>2021-02-15T18:25:00.722226470</dc:date>
    <meta:editing-duration>PT10M48S</meta:editing-duration>
    <meta:editing-cycles>23</meta:editing-cycles>
    <meta:generator>LibreOffice/7.1.0.3$Linux_X86_64 LibreOffice_project/10$Build-3</meta:generator>
    <meta:document-statistic meta:table-count="1" meta:cell-count="52" meta:object-count="0"/>
  </office:meta>
</office:document-meta>
</file>